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6.1909in" svg:x="4.2386in" svg:y="3.7752in">
            <draw:object draw:notify-on-update-of-ranges="Sheet1.B41:Sheet1.B50 Sheet1.A41:Sheet1.A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pache Hadoo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kuW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ogle Analytic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P System Manage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BM Tivoli Storage Manage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bo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r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Query UI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o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gin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racle Application Server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lun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N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el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ller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jango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Ze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ache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upa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edor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TTP-Serv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ebia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ava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yth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rosoft SharePoi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enSS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pache Tomca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uby On Rail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indows Serv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ordpres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uby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H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Ubuntu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d Hat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.1902in" svg:height="4.5087in" svg:x="8.824in" svg:y="7.0378in">
            <draw:object draw:notify-on-update-of-ranges="Sheet2.H19:Sheet2.H36 Sheet2.G19:Sheet2.G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7.7941in" svg:height="6.0067in" svg:x="6.7858in" svg:y="0.5256in">
            <draw:object draw:notify-on-update-of-ranges="Sheet2.H19:Sheet2.H36 Sheet2.E37:Sheet2.E37 Sheet2.E19:Sheet2.E36 Sheet2.F37:Sheet2.F37 Sheet2.F19:Sheet2.F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02in" svg:x="2.2768in" svg:y="6.6969in">
            <draw:object draw:notify-on-update-of-ranges="Sheet2.F48:Sheet2.F48 Sheet2.D14:Sheet2.D15 Sheet2.C14:Sheet2.C1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Apach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Dell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Ubercart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Erlang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entoo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allery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oomla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mod_wsgi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ownCloud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PHP-Fusion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Redmine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HTTP-Server</text:p>
          </table:table-cell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git</text:p>
          </table:table-cell>
        </table:table-row>
        <table:table-row table:style-name="ro2">
          <table:table-cell table:number-columns-repeated="2"/>
          <table:table-cell table:formula="of:=SUM([.E19:.E36])" office:value-type="float" office:value="82">
            <text:p>82</text:p>
          </table:table-cell>
          <table:table-cell office:value-type="string">
            <text:p>True Positives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F19:.F36])" office:value-type="float" office:value="24">
            <text:p>24</text:p>
          </table:table-cell>
          <table:table-cell office:value-type="string">
            <text:p>False Positives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string">
            <text:p>Jboss Web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chneide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rupal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P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pache Tomcat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jango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ebian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Java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edora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enSSL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Zend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buntu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ySQL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WordPress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PHP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Ubuntu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crosoft SharePoint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Windows Server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Red Hat</text:p>
          </table:table-cell>
        </table:table-row>
        <table:table-row table:style-name="ro2">
          <table:table-cell table:number-columns-repeated="4"/>
          <table:table-cell office:value-type="string">
            <text:p>True Positives</text:p>
          </table:table-cell>
          <table:table-cell office:value-type="string">
            <text:p>False Positives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1.8173in" svg:y="1.4323in">
            <draw:object draw:notify-on-update-of-ranges="Sheet3.B1:Sheet3.B3 Sheet3.A1:Sheet3.A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office:value-type="float" office:value="42">
            <text:p>42</text:p>
          </table:table-cell>
          <table:table-cell office:value-type="string">
            <text:p>CVSS Score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scription</text:p>
          </table:table-cell>
          <table:table-cell table:number-columns-repeated="2"/>
          <table:table-cell table:style-name="ce1"/>
          <table:table-cell/>
          <table:table-cell office:value-type="float" office:value="4">
            <text:p>4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string">
            <text:p>products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2.E1:Sheet2.H33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E19:Sheet2.H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01:08</meta:creation-date>
    <dc:date>2015-01-14T18:55:24</dc:date>
    <meta:editing-duration>PT4H38M4S</meta:editing-duration>
    <meta:editing-cycles>15</meta:editing-cycles>
    <meta:generator>LibreOffice/4.0.4.2$Linux_X86_64 LibreOffice_project/400m0$Build-2</meta:generator>
    <meta:document-statistic meta:table-count="3" meta:cell-count="21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title svg:x="6.411cm" svg:y="0.45cm" chart:style-name="ch2">
          <text:p>Emails per WAD Name</text:p>
        </chart:title>
        <chart:subtitle svg:x="6.675cm" svg:y="1.543cm" chart:style-name="ch3">
          <text:p>(Top 10 Most Frequent)</text:p>
        </chart:subtitle>
        <chart:plot-area chart:style-name="ch4" table:cell-range-address="Sheet1.A41:Sheet1.B50" chart:data-source-has-labels="column" svg:x="1.362cm" svg:y="2.854cm" svg:width="15.503cm" svg:height="11.577cm">
          <chartooo:coordinate-region svg:x="4.1cm" svg:y="2.854cm" svg:width="12.578cm" svg:height="10.93cm"/>
          <chart:axis chart:dimension="x" chart:name="primary-x" chart:style-name="ch5" chartooo:axis-type="auto">
            <chartooo:date-scale/>
            <chart:title svg:x="0.451cm" svg:y="9.546cm" chart:style-name="ch6">
              <text:p>WAD Name</text:p>
            </chart:title>
            <chart:categories table:cell-range-address="Sheet1.B41:Sheet1.B50"/>
          </chart:axis>
          <chart:axis chart:dimension="y" chart:name="primary-y" chart:style-name="ch7">
            <chart:title svg:x="7.773cm" svg:y="14.745cm" chart:style-name="ch8">
              <text:p>Number of Emails</text:p>
            </chart:title>
            <chart:grid chart:style-name="ch9" chart:class="major"/>
          </chart:axis>
          <chart:series chart:style-name="ch10" chart:values-cell-range-address="Sheet1.A41:Sheet1.A5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circle" chart:style-name="ch1">
        <chart:legend chart:legend-position="end" svg:x="12.862cm" svg:y="3.948cm" style:legend-expansion="high" chart:style-name="ch2"/>
        <chart:plot-area chart:style-name="ch3" table:cell-range-address="Sheet2.C14:Sheet2.D15" chart:data-source-has-labels="column" svg:x="0.319cm" svg:y="0.672cm" svg:width="12.224cm" svg:height="8.142cm">
          <chartooo:coordinate-region svg:x="2.36cm" svg:y="0.673cm" svg:width="8.141cm" svg:height="8.141cm"/>
          <chart:axis chart:dimension="x" chart:name="primary-x" chart:style-name="ch4" chartooo:axis-type="auto">
            <chartooo:date-scale/>
            <chart:categories table:cell-range-address="Sheet2.D14:Sheet2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4:Sheet2.C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Positives</text:p>
                <draw:g>
                  <svg:desc>Sheet2.D14:Sheet2.D15</svg:desc>
                </draw:g>
              </table:table-cell>
              <table:table-cell office:value-type="float" office:value="82">
                <text:p>82</text:p>
                <draw:g>
                  <svg:desc>Sheet2.C14:Sheet2.C15</svg:desc>
                </draw:g>
              </table:table-cell>
            </table:table-row>
            <table:table-row>
              <table:table-cell office:value-type="string">
                <text:p>False Positives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87cm" svg:y="3.703cm" style:legend-expansion="high" chart:style-name="ch2"/>
        <chart:plot-area chart:style-name="ch3" table:cell-range-address="Sheet3.A1:Sheet3.B3" chart:data-source-has-labels="column" svg:x="0.32cm" svg:y="0.675cm" svg:width="12.647cm" svg:height="8.145cm">
          <chartooo:coordinate-region svg:x="2.571cm" svg:y="0.676cm" svg:width="8.144cm" svg:height="8.144cm"/>
          <chart:axis chart:dimension="x" chart:name="primary-x" chart:style-name="ch4" chartooo:axis-type="auto">
            <chartooo:date-scale/>
            <chart:categories table:cell-range-address="Sheet3.B1:Sheet3.B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CVSS Score</text:p>
                <draw:g>
                  <svg:desc>Sheet3.B1:Sheet3.B3</svg:desc>
                </draw:g>
              </table:table-cell>
              <table:table-cell office:value-type="float" office:value="42">
                <text:p>42</text:p>
                <draw:g>
                  <svg:desc>Sheet3.A1:Sheet3.A3</svg:desc>
                </draw:g>
              </table:table-cell>
            </table:table-row>
            <table:table-row>
              <table:table-cell office:value-type="string">
                <text:p>Descripti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ducts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67cm" svg:height="15.726cm" xlink:href=".." xlink:type="simple" chart:class="chart:bar" chart:style-name="ch1">
        <chart:plot-area chart:style-name="ch2" table:cell-range-address="Sheet1.A41:Sheet1.B50" chart:data-source-has-labels="column" svg:x="1.362cm" svg:y="1.391cm" svg:width="15.503cm" svg:height="13.04cm">
          <chartooo:coordinate-region svg:x="4.1cm" svg:y="1.391cm" svg:width="12.578cm" svg:height="12.393cm"/>
          <chart:axis chart:dimension="x" chart:name="primary-x" chart:style-name="ch3" chartooo:axis-type="auto">
            <chartooo:date-scale/>
            <chart:title svg:x="0.451cm" svg:y="8.815cm" chart:style-name="ch4">
              <text:p>WAD Name</text:p>
            </chart:title>
            <chart:categories table:cell-range-address="Sheet1.B41:Sheet1.B50"/>
          </chart:axis>
          <chart:axis chart:dimension="y" chart:name="primary-y" chart:style-name="ch5">
            <chart:title svg:x="7.773cm" svg:y="14.745cm" chart:style-name="ch6">
              <text:p>Number of Emails</text:p>
            </chart:title>
            <chart:grid chart:style-name="ch7" chart:class="major"/>
          </chart:axis>
          <chart:series chart:style-name="ch8" chart:values-cell-range-address="Sheet1.A41:Sheet1.A5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OpenSSL</text:p>
                <draw:g>
                  <svg:desc>Sheet1.B41:Sheet1.B50</svg:desc>
                </draw:g>
              </table:table-cell>
              <table:table-cell office:value-type="float" office:value="11">
                <text:p>11</text:p>
                <draw:g>
                  <svg:desc>Sheet1.A41:Sheet1.A50</svg:desc>
                </draw:g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uby On Rail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0.764cm" svg:y="1.051cm" svg:width="14.332cm" svg:height="9.753cm">
          <chartooo:coordinate-region svg:x="4.243cm" svg:y="1.051cm" svg:width="10.666cm" svg:height="9.106cm"/>
          <chart:axis chart:dimension="x" chart:name="primary-x" chart:style-name="ch3" chartooo:axis-type="auto">
            <chartooo:date-scale/>
            <chart:categories table:cell-range-address="Sheet2.H19:Sheet2.H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G19:Sheet2.G36" chart:class="chart:ba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 chart:label-position="avoid-overlap"/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729fcf"/>
    </style:style>
    <style:style style:name="ch9" style:family="chart">
      <style:chart-properties chart:solid-type="cuboid"/>
      <style:graphic-properties draw:fill-color="#ff95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3cm" xlink:href=".." xlink:type="simple" chart:class="chart:circle" chart:style-name="ch1">
        <chart:legend chart:legend-position="end" svg:x="12.862cm" svg:y="3.948cm" style:legend-expansion="high" chart:style-name="ch2"/>
        <chart:plot-area chart:style-name="ch3" table:cell-range-address="Sheet2.F48:Sheet2.F48 Sheet2.C14:Sheet2.D15" chart:data-source-has-labels="both" svg:x="0.319cm" svg:y="0.672cm" svg:width="12.224cm" svg:height="8.142cm">
          <chartooo:coordinate-region svg:x="2.36cm" svg:y="0.673cm" svg:width="8.141cm" svg:height="8.141cm"/>
          <chart:axis chart:dimension="x" chart:name="primary-x" chart:style-name="ch4" chartooo:axis-type="auto">
            <chartooo:date-scale/>
            <chart:categories table:cell-range-address="Sheet2.D14:Sheet2.D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14:Sheet2.C1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ue Positives</text:p>
                <draw:g>
                  <svg:desc>Sheet2.D14:Sheet2.D15</svg:desc>
                </draw:g>
              </table:table-cell>
              <table:table-cell office:value-type="float" office:value="82">
                <text:p>82</text:p>
                <draw:g>
                  <svg:desc>Sheet2.C14:Sheet2.C15</svg:desc>
                </draw:g>
              </table:table-cell>
            </table:table-row>
            <table:table-row>
              <table:table-cell office:value-type="string">
                <text:p>False Positives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98cm" svg:height="15.258cm" xlink:href=".." xlink:type="simple" chart:class="chart:bar" chart:style-name="ch1">
        <chart:legend chart:legend-position="end" svg:x="16.662cm" svg:y="7.081cm" style:legend-expansion="high" chart:style-name="ch2"/>
        <chart:plot-area chart:style-name="ch3" table:cell-range-address="Sheet2.H19:Sheet2.H36 Sheet2.E19:Sheet2.F37" chart:data-source-has-labels="both" svg:x="1.406cm" svg:y="1.355cm" svg:width="14.466cm" svg:height="12.617cm">
          <chartooo:coordinate-region svg:x="4.885cm" svg:y="1.355cm" svg:width="10.8cm" svg:height="11.97cm"/>
          <chart:axis chart:dimension="x" chart:name="primary-x" chart:style-name="ch4" chartooo:axis-type="auto">
            <chartooo:date-scale/>
            <chart:title svg:x="0.451cm" svg:y="9.003cm" chart:style-name="ch5">
              <text:p>Number of Emails</text:p>
            </chart:title>
            <chart:categories table:cell-range-address="Sheet2.H19:Sheet2.H36"/>
          </chart:axis>
          <chart:axis chart:dimension="y" chart:name="primary-y" chart:style-name="ch6">
            <chart:title svg:x="7.656cm" svg:y="14.277cm" chart:style-name="ch7">
              <text:p>WAD Names</text:p>
            </chart:title>
            <chart:grid chart:style-name="ch8" chart:class="major"/>
          </chart:axis>
          <chart:series chart:style-name="ch9" chart:values-cell-range-address="Sheet2.E19:Sheet2.E36" chart:label-cell-address="Sheet2.E37:Sheet2.E37" chart:class="chart:bar">
            <chart:data-point chart:repeated="18"/>
          </chart:series>
          <chart:series chart:style-name="ch10" chart:values-cell-range-address="Sheet2.F19:Sheet2.F36" chart:label-cell-address="Sheet2.F37:Sheet2.F37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Positives</text:p>
                <draw:g>
                  <svg:desc>Sheet2.E37:Sheet2.E37</svg:desc>
                </draw:g>
              </table:table-cell>
              <table:table-cell office:value-type="string">
                <text:p>False Positives</text:p>
                <draw:g>
                  <svg:desc>Sheet2.F37:Sheet2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0">
                <text:p>0</text:p>
                <draw:g>
                  <svg:desc>Sheet2.E19:Sheet2.E36</svg:desc>
                </draw:g>
              </table:table-cell>
              <table:table-cell office:value-type="float" office:value="5">
                <text:p>5</text:p>
                <draw:g>
                  <svg:desc>Sheet2.F19:Sheet2.F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11.453cm" xlink:href=".." xlink:type="simple" chart:class="chart:bar" chart:style-name="ch1">
        <chart:plot-area chart:style-name="ch2" table:cell-range-address="Sheet2.G19:Sheet2.H36" chart:data-source-has-labels="column" svg:x="1.325cm" svg:y="1.051cm" svg:width="13.771cm" svg:height="9.192cm">
          <chartooo:coordinate-region svg:x="4.804cm" svg:y="1.051cm" svg:width="10.105cm" svg:height="8.545cm"/>
          <chart:axis chart:dimension="x" chart:name="primary-x" chart:style-name="ch3" chartooo:axis-type="auto">
            <chartooo:date-scale/>
            <chart:title svg:x="0.451cm" svg:y="6.987cm" chart:style-name="ch4">
              <text:p>Number of Emails</text:p>
            </chart:title>
            <chart:categories table:cell-range-address="Sheet2.H19:Sheet2.H36"/>
          </chart:axis>
          <chart:axis chart:dimension="y" chart:name="primary-y" chart:style-name="ch5">
            <chart:title svg:x="7.306cm" svg:y="10.472cm" chart:style-name="ch6">
              <text:p>WAD Name</text:p>
            </chart:title>
            <chart:grid chart:style-name="ch7" chart:class="major"/>
          </chart:axis>
          <chart:series chart:style-name="ch8" chart:values-cell-range-address="Sheet2.G19:Sheet2.G36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chneider</text:p>
                <draw:g>
                  <svg:desc>Sheet2.H19:Sheet2.H36</svg:desc>
                </draw:g>
              </table:table-cell>
              <table:table-cell office:value-type="float" office:value="5">
                <text:p>5</text:p>
                <draw:g>
                  <svg:desc>Sheet2.G19:Sheet2.G36</svg:desc>
                </draw:g>
              </table:table-cell>
            </table:table-row>
            <table:table-row>
              <table:table-cell office:value-type="string">
                <text:p>Drup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ache Tomca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g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edor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n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crosoft SharePo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ows Server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ed Hat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